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5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4cm" svg:height="2.8cm" svg:x="12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2.8cm" svg:x="1.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2.8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.9cm" svg:x="13.6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cm" svg:x="20.1cm" svg:y="10.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8cm" svg:y1="8.4cm" svg:x2="23.1cm" svg:y2="8.4cm">
          <text:p/>
        </draw:line>
        <draw:line draw:style-name="gr5" draw:text-style-name="P2" draw:layer="layout" svg:x1="3.9cm" svg:y1="10.5cm" svg:x2="3.9cm" svg:y2="8.4cm">
          <text:p/>
        </draw:line>
        <draw:line draw:style-name="gr5" draw:text-style-name="P2" draw:layer="layout" svg:x1="10.4cm" svg:y1="10.5cm" svg:x2="10.4cm" svg:y2="8.4cm">
          <text:p/>
        </draw:line>
        <draw:line draw:style-name="gr5" draw:text-style-name="P2" draw:layer="layout" svg:x1="16.3cm" svg:y1="10.5cm" svg:x2="16.3cm" svg:y2="8.4cm">
          <text:p/>
        </draw:line>
        <draw:line draw:style-name="gr5" draw:text-style-name="P2" draw:layer="layout" svg:x1="23cm" svg:y1="10.4cm" svg:x2="23cm" svg:y2="8.4cm">
          <text:p/>
        </draw:line>
        <draw:line draw:style-name="gr5" draw:text-style-name="P2" draw:layer="layout" svg:x1="15.1cm" svg:y1="8.4cm" svg:x2="15.1cm" svg:y2="7cm">
          <text:p/>
        </draw:line>
        <draw:frame draw:style-name="gr6" draw:text-style-name="P3" draw:layer="layout" svg:width="4.227cm" svg:height="0.962cm" svg:x="13cm" svg:y="5.2cm">
          <draw:text-box>
            <text:p>Pagina inicial</text:p>
          </draw:text-box>
        </draw:frame>
        <draw:frame draw:style-name="gr6" draw:text-style-name="P3" draw:layer="layout" svg:width="2.966cm" svg:height="0.962cm" svg:x="1.9cm" svg:y="11.2cm">
          <draw:text-box>
            <text:p>produtos</text:p>
          </draw:text-box>
        </draw:frame>
        <draw:frame draw:style-name="gr6" draw:text-style-name="P3" draw:layer="layout" svg:width="2.085cm" svg:height="0.962cm" svg:x="8.1cm" svg:y="11.5cm">
          <draw:text-box>
            <text:p>sobre</text:p>
          </draw:text-box>
        </draw:frame>
        <draw:frame draw:style-name="gr6" draw:text-style-name="P3" draw:layer="layout" svg:width="2.225cm" svg:height="0.962cm" svg:x="14.3cm" svg:y="11.4cm">
          <draw:text-box>
            <text:p>tabela</text:p>
          </draw:text-box>
        </draw:frame>
        <draw:frame draw:style-name="gr6" draw:text-style-name="P3" draw:layer="layout" svg:width="3.317cm" svg:height="0.962cm" svg:x="20.8cm" svg:y="11.5cm">
          <draw:text-box>
            <text:p>formular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4:45:00.774269141</meta:creation-date>
    <dc:date>2020-09-19T11:06:35.567776386</dc:date>
    <meta:editing-duration>PT9M7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